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ПРИРОДНАЯ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 table:number-columns-spanned="2" table:number-rows-spanned="1">
            <text:p>Земельный участок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Водный фонд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Леса</text:p>
          </table:table-cell>
          <table:covered-table-cell/>
          <table:table-cell table:style-name="ce8"/>
          <table:table-cell table:style-name="ce9" office:value-type="string" calcext:value-type="string" table:number-columns-spanned="3" table:number-rows-spanned="1">
            <text:p>Многолетнее насаждение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Делимый и не делимый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Обособленный</text:p>
          </table:table-cell>
          <table:covered-table-cell table:style-name="ce3"/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5"/>
          <table:table-cell table:style-name="ce3"/>
        </table:table-row>
        <table:table-row table:style-name="ro1">
          <table: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Не обособленный</text:p>
          </table:table-cell>
          <table:covered-table-cell/>
          <table:table-cell table:number-columns-repeated="5"/>
          <table:table-cell table:style-name="ce10" office:value-type="string" calcext:value-type="string">
            <text:p>Плодово-ягодные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9"/>
          <table:table-cell office:value-type="string" calcext:value-type="string">
            <text:p>Озеленительные и декоративные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Лесной участок.</text:p>
          </table:table-cell>
          <table:table-cell table:number-columns-repeated="9"/>
          <table:table-cell office:value-type="string" calcext:value-type="string">
            <text:p>Технические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5"/>
          <table:table-cell table:style-name="ce5"/>
          <table:table-cell table:number-columns-repeated="3"/>
          <table:table-cell office:value-type="string" calcext:value-type="string">
            <text:p>Живые изгороди, снего- и полезащитные полосы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Искусственные насаждения ботанических садов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16"/>
        </table:table-row>
        <table:table-row table:style-name="ro1">
          <table:table-cell table:number-columns-repeated="6"/>
          <table:table-cell table:style-name="ce6" office:value-type="string" calcext:value-type="string" table:number-columns-spanned="3" table:number-rows-spanned="1">
            <text:p>Умеренные и северные леса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Хвойные вечнозелёные леса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Леса с опадающей хвоёй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Смешанные хвойно-широколиственые леса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Широколиственные вечнозелёные леса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Широколиственные листопадные леса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Леса пресноводных болот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Жёстколиственные сухие леса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Леса с заметным человеческим вмешательством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Редколесья и парковые зоны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Плантации экзотических (то есть не произраставших в данной местности в естественных условиях) видов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Плантации местных видов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Плантации без уточнения данных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Леса без уточнения данных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7" office:value-type="string" calcext:value-type="string" table:number-columns-spanned="3" table:number-rows-spanned="1">
            <text:p>Тропические и субтропические леса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Равнинные вечнозелёные широколиственные дождевые леса (на высоте до 1200 м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Нижние горные леса (на высоте от 1200 м до 1800 м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Верхние горные леса (на высоте свыше 1800 м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Леса пресноводных болот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Полулистопадные влажные широколиственные леса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Смешаные хвойно-широколиственые леса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Хвойные леса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Мангры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Леса с заметным человеческим вмешательством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Листопадные и полулистопадные широколиственные леса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Жёстколиственные сухие леса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Колючие леса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Редколесья и парковые зоны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Плантации экзотических (то есть не произраставших в данной местности в естественных условиях) видов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Плантации местных видов</text:p>
          </table:table-cell>
          <table:table-cell table:number-columns-repeated="11"/>
        </table:table-row>
      </table:table>
      <table:table table:name="ЖИЛАЯ" table:style-name="ta1">
        <table:table-column table:style-name="co1" table:default-cell-style-name="Default"/>
        <table:table-row table:style-name="ro1">
          <table:table-cell/>
        </table:table-row>
      </table:table>
      <table:table table:name="ПРОИЗВОДСТВЕННАЯ" table:style-name="ta1">
        <table:table-column table:style-name="co1" table:default-cell-style-name="Default"/>
        <table:table-row table:style-name="ro1">
          <table:table-cell/>
        </table:table-row>
      </table:table>
      <table:table table:name="КОММЕРЧЕСКАЯ" table:style-name="ta1">
        <table:table-column table:style-name="co1" table:default-cell-style-name="Default"/>
        <table:table-row table:style-name="ro1">
          <table:table-cell/>
        </table:table-row>
      </table:table>
      <table:table table:name="ОБЩЕСТВЕННАЯ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ЗДРАВООХРАНЕНИЕ</text:p>
          </table:table-cell>
          <table:covered-table-cell/>
          <table:table-cell table:style-name="ce1" office:value-type="string" calcext:value-type="string" table:number-columns-spanned="2" table:number-rows-spanned="1">
            <text:p>ОБРАЗОВАНИЕ</text:p>
          </table:table-cell>
          <table:covered-table-cell/>
          <table:table-cell table:style-name="ce1" office:value-type="string" calcext:value-type="string" table:number-columns-spanned="2" table:number-rows-spanned="1">
            <text:p>ЗДРАВОПОРЯДОК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Больница</text:p>
          </table:table-cell>
          <table:table-cell/>
          <table:table-cell office:value-type="string" calcext:value-type="string">
            <text:p>Школа</text:p>
          </table:table-cell>
          <table:table-cell/>
          <table:table-cell office:value-type="string" calcext:value-type="string">
            <text:p>Полицейский участок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оликлиника</text:p>
          </table:table-cell>
          <table:table-cell/>
          <table:table-cell office:value-type="string" calcext:value-type="string">
            <text:p>Университет</text:p>
          </table:table-cell>
          <table:table-cell/>
          <table:table-cell office:value-type="string" calcext:value-type="string">
            <text:p>Пожарный участок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.00.0000</text:date>, <text:time style:data-style-name="N2" text:time-value="17:48:30.87628885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3:48:33.869037749</meta:creation-date>
    <dc:date>2016-12-22T19:13:19.140105185</dc:date>
    <meta:editing-duration>PT1H45M33S</meta:editing-duration>
    <meta:editing-cycles>9</meta:editing-cycles>
    <meta:generator>LibreOffice/5.1.4.2$Linux_X86_64 LibreOffice_project/10m0$Build-2</meta:generator>
    <meta:document-statistic meta:table-count="5" meta:cell-count="52" meta:object-count="0"/>
  </office:meta>
</office:document-meta>
</file>